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none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gic Gates" draw:style-name="dp1" draw:master-page-name="Default">
        <office:forms form:automatic-focus="false" form:apply-design-mode="false"/>
        <draw:custom-shape draw:name="And" draw:style-name="SolidLine" draw:text-style-name="P2" draw:layer="layout" svg:width="3cm" svg:height="1.58cm" svg:x="1cm" svg:y="1cm">
          <draw:glue-point draw:id="4" svg:x="-5cm" svg:y="-2.546cm" draw:escape-direction="left"/>
          <draw:glue-point draw:id="5" svg:x="-5cm" svg:y="2.547cm" draw:escape-direction="left"/>
          <text:p text:style-name="P1">And</text:p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custom-shape draw:name="Or" draw:style-name="SolidLine" draw:text-style-name="P2" draw:layer="layout" svg:width="3cm" svg:height="1.58cm" svg:x="1cm" svg:y="5cm">
          <draw:glue-point draw:id="4" svg:x="-5cm" svg:y="-2.546cm" draw:escape-direction="left"/>
          <draw:glue-point draw:id="5" svg:x="-5cm" svg:y="2.547cm" draw:escape-direction="left"/>
          <text:p text:style-name="P1">Or</text:p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Not" draw:style-name="SolidLine" draw:text-style-name="P2" draw:layer="layout" svg:width="2.49cm" svg:height="1.58cm" svg:x="1cm" svg:y="9cm">
          <text:p text:style-name="P1">Not</text:p>
          <draw:enhanced-geometry svg:viewBox="0 0 5000 3174" draw:text-areas="0 3474 5000 3574" draw:type="NonPrimitive" draw:enhanced-path="M 0 1587 L 1198 1587 F N M 1198 0 L 1198 3174 3946 1587 F Z N U 4186 1587 480 480 0 360 M 4425 1587 L 5000 1587 F N"/>
        </draw:custom-shape>
        <draw:custom-shape draw:name="DFF" draw:style-name="SolidLine" draw:text-style-name="P2" draw:layer="layout" svg:width="1.29cm" svg:height="1.58cm" svg:x="1cm" svg:y="13cm">
          <draw:glue-point draw:id="4" svg:x="-5cm" svg:y="-1.666cm" draw:escape-direction="left"/>
          <draw:glue-point draw:id="5" svg:x="-5cm" svg:y="1.666cm" draw:escape-direction="left"/>
          <draw:glue-point draw:id="6" svg:x="5cm" svg:y="-1.666cm" draw:escape-direction="right"/>
          <draw:glue-point draw:id="7" svg:x="5cm" svg:y="1.666cm" draw:escape-direction="right"/>
          <text:p text:style-name="P1">DFF</text:p>
          <draw:enhanced-geometry svg:viewBox="0 0 5000 6146" draw:text-areas="0 6446 5000 6646" draw:type="NonPrimitive" draw:enhanced-path="M 1042 1042 L 3958 1042 3958 5104 1042 5104 F Z N M 2500 0 L 2500 1042 M 2500 5104 L 2500 6146 M 0 2049 L 1042 2049 M 0 4097 L 1042 4097 M 3958 2049 L 5000 2049 M 3958 4097 L 5000 4097 N F M 1042 3906 L 1563 4097 1042 4288 N F"/>
        </draw:custom-shape>
        <draw:custom-shape draw:name="Nand" draw:style-name="SolidLine" draw:text-style-name="P2" draw:layer="layout" svg:width="3.12cm" svg:height="1.58cm" svg:x="7cm" svg:y="1cm">
          <draw:glue-point draw:id="4" svg:x="-5cm" svg:y="-2.546cm" draw:escape-direction="left"/>
          <draw:glue-point draw:id="5" svg:x="-5cm" svg:y="2.547cm" draw:escape-direction="left"/>
          <text:p text:style-name="P1">Nand</text:p>
          <draw:enhanced-geometry svg:viewBox="0 0 5000 2536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ustom-shape draw:name="Nor" draw:style-name="SolidLine" draw:text-style-name="P2" draw:layer="layout" svg:width="3.12cm" svg:height="1.58cm" svg:x="7cm" svg:y="5cm">
          <draw:glue-point draw:id="4" svg:x="-5cm" svg:y="-2.546cm" draw:escape-direction="left"/>
          <draw:glue-point draw:id="5" svg:x="-5cm" svg:y="2.547cm" draw:escape-direction="left"/>
          <text:p text:style-name="P1">Nor</text:p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382 382 0 360 F N M 4474 1268 L 5000 1268 F N"/>
        </draw:custom-shape>
        <draw:custom-shape draw:name="Xor" draw:style-name="SolidLine" draw:text-style-name="P2" draw:layer="layout" svg:width="3cm" svg:height="1.58cm" svg:x="7cm" svg:y="9cm">
          <draw:glue-point draw:id="4" svg:x="-5cm" svg:y="-2.546cm" draw:escape-direction="left"/>
          <draw:glue-point draw:id="5" svg:x="-5cm" svg:y="2.547cm" draw:escape-direction="left"/>
          <text:p text:style-name="P1">Xor</text:p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nor" draw:style-name="SolidLine" draw:text-style-name="P2" draw:layer="layout" svg:width="3.12cm" svg:height="1.58cm" svg:x="7cm" svg:y="13cm">
          <draw:glue-point draw:id="4" svg:x="-5cm" svg:y="-2.546cm" draw:escape-direction="left"/>
          <draw:glue-point draw:id="5" svg:x="-5cm" svg:y="2.547cm" draw:escape-direction="left"/>
          <text:p text:style-name="P1">Xnor</text:p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382 382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solid" draw:fill="none"/>
      <style:paragraph-properties fo:text-align="start"/>
      <style:text-properties fo:font-size="1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8pt"/>
    </style:style>
    <style:style style:name="title1center" style:family="graphic" style:parent-style-name="standard">
      <style:graphic-properties draw:stroke="solid" draw:fill="none"/>
      <style:paragraph-properties fo:text-align="center"/>
      <style:text-properties fo:font-size="11pt"/>
    </style:style>
    <style:style style:name="CenterLine" style:family="graphic" style:parent-style-name="standard">
      <style:graphic-properties draw:stroke="solid" svg:stroke-width="0.1cm" draw:fill="none" draw:textarea-vertical-align="middle"/>
    </style:style>
    <style:style style:name="notation" style:family="graphic" style:parent-style-name="standard">
      <style:graphic-properties draw:stroke="solid" svg:stroke-color="#000000" draw:fill-color="#ffffff" draw:textarea-vertical-align="middle" fo:padding-top="0cm" fo:padding-bottom="0cm" fo:padding-left="0cm" fo:padding-right="0cm"/>
      <style:text-properties fo:font-size="10pt"/>
    </style:style>
    <style:style style:name="SolidFill" style:family="graphic" style:parent-style-name="standard">
      <style:graphic-properties draw:stroke="solid" draw:stroke-dash="Dashed_20__28_var_29__20_2" svg:stroke-color="#000000" draw:fill-color="#00000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Callout" style:family="graphic" style:parent-style-name="standard">
      <style:graphic-properties draw:stroke="none" draw:fill="none"/>
      <style:text-properties fo:font-size="9pt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MacOSX_X86_64 LibreOffice_project/22b09f6418e8c2d508a9eaf86b2399209b0990f4</meta:generator>
    <dc:title>Custom OO Shapes - http://www.lautman.net/mark/coo/index.html</dc:title>
    <dc:subject>Logic Gates</dc:subject>
    <meta:initial-creator>Mark Lautman</meta:initial-creator>
    <meta:creation-date>2006-03-28T15:50:15</meta:creation-date>
    <dc:date>2018-01-24T11:58:12.961202240</dc:date>
    <dc:language>en-US</dc:language>
    <meta:editing-cycles>8</meta:editing-cycles>
    <meta:editing-duration>PT10M20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